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5.124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9" office:value-type="string" calcext:value-type="string">
            <text:p>2020-02-05 00:00:0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>
          <table:table-cell/>
          <table:table-cell table:style-name="ce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1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peracion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stratégic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arketing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2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contat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_cadastro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10" office:value-type="date" office:date-value="2020-05-05T08:50:25" calcext:value-type="date">
            <text:p>2020-05-05 08:50:2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9:03:37.363366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8:45:44.086358276</meta:creation-date>
    <dc:date>2022-07-21T19:15:38.082827042</dc:date>
    <meta:editing-duration>PT18M25S</meta:editing-duration>
    <meta:editing-cycles>5</meta:editing-cycles>
    <meta:generator>LibreOffice/6.4.7.2$Linux_X86_64 LibreOffice_project/40$Build-2</meta:generator>
    <meta:document-statistic meta:table-count="1" meta:cell-count="112" meta:object-count="0"/>
  </office:meta>
</office:document-meta>
</file>